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5.376cm" fo:margin-left="0.123cm" fo:margin-top="0cm" fo:margin-bottom="0cm" table:align="left" style:writing-mode="lr-tb"/>
    </style:style>
    <style:style style:name="Table1.A" style:family="table-column">
      <style:table-column-properties style:column-width="4.078cm"/>
    </style:style>
    <style:style style:name="Table1.B" style:family="table-column">
      <style:table-column-properties style:column-width="11.296cm"/>
    </style:style>
    <style:style style:name="Table1.1" style:family="table-row">
      <style:table-row-properties fo:keep-together="auto"/>
    </style:style>
    <style:style style:name="Table1.A1" style:family="table-cell">
      <style:table-cell-properties fo:padding-left="0.123cm" fo:padding-right="0.123cm" fo:padding-top="0cm" fo:padding-bottom="0cm" fo:border="none"/>
    </style:style>
    <style:style style:name="Table2" style:family="table">
      <style:table-properties style:width="16.066cm" fo:margin-left="0cm" fo:margin-top="0cm" fo:margin-bottom="0cm" table:align="left" style:writing-mode="lr-tb"/>
    </style:style>
    <style:style style:name="Table2.A" style:family="table-column">
      <style:table-column-properties style:column-width="4.318cm"/>
    </style:style>
    <style:style style:name="Table2.B" style:family="table-column">
      <style:table-column-properties style:column-width="5.08cm"/>
    </style:style>
    <style:style style:name="Table2.C" style:family="table-column">
      <style:table-column-properties style:column-width="6.668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Table3" style:family="table">
      <style:table-properties style:width="15.376cm" fo:margin-left="0.123cm" fo:margin-top="0cm" fo:margin-bottom="0cm" table:align="left" style:writing-mode="lr-tb"/>
    </style:style>
    <style:style style:name="Table3.A" style:family="table-column">
      <style:table-column-properties style:column-width="4.076cm"/>
    </style:style>
    <style:style style:name="Table3.B" style:family="table-column">
      <style:table-column-properties style:column-width="11.298cm"/>
    </style:style>
    <style:style style:name="Table3.1" style:family="table-row">
      <style:table-row-properties fo:keep-together="auto"/>
    </style:style>
    <style:style style:name="Table3.A1" style:family="table-cell">
      <style:table-cell-properties fo:padding-left="0.123cm" fo:padding-right="0.123cm" fo:padding-top="0cm" fo:padding-bottom="0cm" fo:border="none"/>
    </style:style>
    <style:style style:name="Table4" style:family="table">
      <style:table-properties style:width="16.062cm" fo:margin-left="0cm" fo:margin-top="0cm" fo:margin-bottom="0cm" table:align="left" style:writing-mode="lr-tb"/>
    </style:style>
    <style:style style:name="Table4.A" style:family="table-column">
      <style:table-column-properties style:column-width="16.062cm"/>
    </style:style>
    <style:style style:name="Table4.1" style:family="table-row">
      <style:table-row-properties style:min-row-height="0.695cm" fo:keep-together="auto"/>
    </style:style>
    <style:style style:name="Table4.A1" style:family="table-cell">
      <style:table-cell-properties fo:padding-left="0.191cm" fo:padding-right="0.191cm" fo:padding-top="0cm" fo:padding-bottom="0cm" fo:border="none"/>
    </style:style>
    <style:style style:name="Table5" style:family="table">
      <style:table-properties style:width="16.004cm" fo:margin-left="-0.06cm" fo:margin-top="0cm" fo:margin-bottom="0cm" table:align="left" style:writing-mode="lr-tb"/>
    </style:style>
    <style:style style:name="Table5.A" style:family="table-column">
      <style:table-column-properties style:column-width="8.003cm"/>
    </style:style>
    <style:style style:name="Table5.B" style:family="table-column">
      <style:table-column-properties style:column-width="7.999cm"/>
    </style:style>
    <style:style style:name="Table5.1" style:family="table-row">
      <style:table-row-properties fo:keep-together="auto"/>
    </style:style>
    <style:style style:name="Table5.A1" style:family="table-cell">
      <style:table-cell-properties fo:padding-left="0.191cm" fo:padding-right="0.191cm" fo:padding-top="0cm" fo:padding-bottom="0cm" fo:border="none"/>
    </style:style>
    <style:style style:name="Table6" style:family="table">
      <style:table-properties style:width="16.004cm" fo:margin-left="-0.06cm" fo:margin-top="0cm" fo:margin-bottom="0cm" table:align="left" style:writing-mode="lr-tb"/>
    </style:style>
    <style:style style:name="Table6.A" style:family="table-column">
      <style:table-column-properties style:column-width="8.003cm"/>
    </style:style>
    <style:style style:name="Table6.B" style:family="table-column">
      <style:table-column-properties style:column-width="7.999cm"/>
    </style:style>
    <style:style style:name="Table6.1" style:family="table-row">
      <style:table-row-properties fo:keep-together="auto"/>
    </style:style>
    <style:style style:name="Table6.A1" style:family="table-cell">
      <style:table-cell-properties fo:padding-left="0.191cm" fo:padding-right="0.191cm" fo:padding-top="0cm" fo:padding-bottom="0cm" fo:border="none"/>
    </style:style>
    <style:style style:name="Table7" style:family="table">
      <style:table-properties style:width="16.004cm" fo:margin-left="-0.06cm" fo:margin-top="0cm" fo:margin-bottom="0cm" table:align="left" style:writing-mode="lr-tb"/>
    </style:style>
    <style:style style:name="Table7.A" style:family="table-column">
      <style:table-column-properties style:column-width="8.003cm"/>
    </style:style>
    <style:style style:name="Table7.B" style:family="table-column">
      <style:table-column-properties style:column-width="7.999cm"/>
    </style:style>
    <style:style style:name="Table7.1" style:family="table-row">
      <style:table-row-properties fo:keep-together="auto"/>
    </style:style>
    <style:style style:name="Table7.A1" style:family="table-cell">
      <style:table-cell-properties fo:padding-left="0.191cm" fo:padding-right="0.191cm" fo:padding-top="0cm" fo:padding-bottom="0cm" fo:border="none"/>
    </style:style>
    <style:style style:name="Table8" style:family="table">
      <style:table-properties style:width="16.004cm" fo:margin-left="-0.06cm" fo:margin-top="0cm" fo:margin-bottom="0cm" table:align="left" style:writing-mode="lr-tb"/>
    </style:style>
    <style:style style:name="Table8.A" style:family="table-column">
      <style:table-column-properties style:column-width="8.003cm"/>
    </style:style>
    <style:style style:name="Table8.B" style:family="table-column">
      <style:table-column-properties style:column-width="7.999cm"/>
    </style:style>
    <style:style style:name="Table8.1" style:family="table-row">
      <style:table-row-properties fo:keep-together="auto"/>
    </style:style>
    <style:style style:name="Table8.A1" style:family="table-cell">
      <style:table-cell-properties fo:padding-left="0.191cm" fo:padding-right="0.191cm" fo:padding-top="0cm" fo:padding-bottom="0cm" fo:border="none"/>
    </style:style>
    <style:style style:name="Table9" style:family="table">
      <style:table-properties style:width="16.004cm" fo:margin-left="-0.06cm" fo:margin-top="0cm" fo:margin-bottom="0cm" table:align="left" style:writing-mode="lr-tb"/>
    </style:style>
    <style:style style:name="Table9.A" style:family="table-column">
      <style:table-column-properties style:column-width="8.003cm"/>
    </style:style>
    <style:style style:name="Table9.B" style:family="table-column">
      <style:table-column-properties style:column-width="7.999cm"/>
    </style:style>
    <style:style style:name="Table9.1" style:family="table-row">
      <style:table-row-properties fo:keep-together="auto"/>
    </style:style>
    <style:style style:name="Table9.A1" style:family="table-cell">
      <style:table-cell-properties fo:padding-left="0.191cm" fo:padding-right="0.191cm" fo:padding-top="0cm" fo:padding-bottom="0cm" fo:border="none"/>
    </style:style>
    <style:style style:name="Table10" style:family="table">
      <style:table-properties style:width="16.004cm" fo:margin-left="-0.06cm" fo:margin-top="0cm" fo:margin-bottom="0cm" table:align="left" style:writing-mode="lr-tb"/>
    </style:style>
    <style:style style:name="Table10.A" style:family="table-column">
      <style:table-column-properties style:column-width="8.003cm"/>
    </style:style>
    <style:style style:name="Table10.B" style:family="table-column">
      <style:table-column-properties style:column-width="7.999cm"/>
    </style:style>
    <style:style style:name="Table10.1" style:family="table-row">
      <style:table-row-properties fo:keep-together="auto"/>
    </style:style>
    <style:style style:name="Table10.A1" style:family="table-cell">
      <style:table-cell-properties fo:padding-left="0.191cm" fo:padding-right="0.191cm" fo:padding-top="0cm" fo:padding-bottom="0cm" fo:border="none"/>
    </style:style>
    <style:style style:name="Table11" style:family="table">
      <style:table-properties style:width="15.879cm" fo:margin-left="0cm" fo:margin-top="0cm" fo:margin-bottom="0cm" table:align="left" style:writing-mode="lr-tb"/>
    </style:style>
    <style:style style:name="Table11.A" style:family="table-column">
      <style:table-column-properties style:column-width="5.292cm"/>
    </style:style>
    <style:style style:name="Table11.B" style:family="table-column">
      <style:table-column-properties style:column-width="5.293cm"/>
    </style:style>
    <style:style style:name="Table11.1" style:family="table-row">
      <style:table-row-properties fo:keep-together="auto"/>
    </style:style>
    <style:style style:name="Table11.A1" style:family="table-cell">
      <style:table-cell-properties fo:padding-left="0.191cm" fo:padding-right="0.191cm" fo:padding-top="0cm" fo:padding-bottom="0cm" fo:border="none"/>
    </style:style>
    <style:style style:name="P1" style:family="paragraph" style:parent-style-name="Frame_20_contents">
      <style:text-properties fo:color="#999999" style:font-name="Arial" fo:font-size="6pt" fo:language="de" fo:country="DE" style:font-size-asian="6pt" style:font-name-complex="Arial1" style:font-size-complex="6pt"/>
    </style:style>
    <style:style style:name="P2" style:family="paragraph" style:parent-style-name="Standard">
      <style:text-properties style:font-name="Arial" fo:language="se" fo:country="NO" style:font-name-complex="Arial1"/>
    </style:style>
    <style:style style:name="P3" style:family="paragraph" style:parent-style-name="Standard">
      <style:text-properties style:font-name="Arial" fo:language="se" fo:country="NO" style:language-asian="en" style:country-asian="US" style:font-name-complex="Arial1"/>
    </style:style>
    <style:style style:name="P4" style:family="paragraph" style:parent-style-name="Standard">
      <style:text-properties fo:color="#000000" style:font-name="Arial" fo:language="se" fo:country="NO" style:font-name-complex="Arial1"/>
    </style:style>
    <style:style style:name="P5" style:family="paragraph" style:parent-style-name="Standard">
      <style:text-properties fo:language="se" fo:country="NO"/>
    </style:style>
    <style:style style:name="P6" style:family="paragraph" style:parent-style-name="Standard">
      <style:paragraph-properties fo:line-height="120%"/>
      <style:text-properties fo:language="se" fo:country="NO"/>
    </style:style>
    <style:style style:name="P7" style:family="paragraph" style:parent-style-name="Standard">
      <style:paragraph-properties fo:line-height="120%" fo:text-align="center" style:justify-single-word="false"/>
      <style:text-properties fo:language="se" fo:country="NO"/>
    </style:style>
    <style:style style:name="P8" style:family="paragraph" style:parent-style-name="Standard">
      <style:paragraph-properties fo:line-height="120%"/>
      <style:text-properties fo:language="se" fo:country="NO" fo:font-weight="bold" style:font-weight-asian="bold"/>
    </style:style>
    <style:style style:name="P9" style:family="paragraph" style:parent-style-name="Standard">
      <style:paragraph-properties fo:line-height="120%"/>
      <style:text-properties fo:language="se" fo:country="NO" fo:font-style="italic" style:font-style-asian="italic"/>
    </style:style>
    <style:style style:name="P10" style:family="paragraph" style:parent-style-name="Standard">
      <style:paragraph-properties fo:line-height="120%"/>
    </style:style>
    <style:style style:name="P11" style:family="paragraph" style:parent-style-name="Standard" style:list-style-name="WWNum3">
      <style:paragraph-properties fo:line-height="120%"/>
    </style:style>
    <style:style style:name="P12" style:family="paragraph" style:parent-style-name="Standard" style:list-style-name="WWNum4">
      <style:paragraph-properties fo:line-height="120%"/>
    </style:style>
    <style:style style:name="P13" style:family="paragraph" style:parent-style-name="Standard">
      <style:paragraph-properties fo:line-height="120%" fo:text-align="center" style:justify-single-word="false"/>
    </style:style>
    <style:style style:name="P14" style:family="paragraph" style:parent-style-name="Standard">
      <style:paragraph-properties fo:line-height="120%" fo:text-align="end" style:justify-single-word="false"/>
    </style:style>
    <style:style style:name="P15" style:family="paragraph" style:parent-style-name="Standard">
      <style:paragraph-properties fo:line-height="120%"/>
      <style:text-properties fo:font-style="italic" style:font-style-asian="italic"/>
    </style:style>
    <style:style style:name="P16" style:family="paragraph" style:parent-style-name="Standard">
      <style:paragraph-properties fo:padding-left="0cm" fo:padding-right="0cm" fo:padding-top="0.035cm" fo:padding-bottom="0cm" fo:border-left="none" fo:border-right="none" fo:border-top="0.51pt solid #000000" fo:border-bottom="none"/>
      <style:text-properties fo:color="#000000" style:font-name="Arial" fo:language="se" fo:country="NO" style:font-name-complex="Arial1"/>
    </style:style>
    <style:style style:name="P17" style:family="paragraph" style:parent-style-name="Standard">
      <style:paragraph-properties fo:margin-top="0.423cm" fo:margin-bottom="0.423cm" loext:contextual-spacing="false"/>
    </style:style>
    <style:style style:name="P18" style:family="paragraph" style:parent-style-name="Standard">
      <style:paragraph-properties fo:line-height="120%" fo:text-align="center" style:justify-single-word="false" fo:break-before="page"/>
    </style:style>
    <style:style style:name="P19" style:family="paragraph" style:parent-style-name="Standard">
      <style:paragraph-properties fo:margin-top="0cm" fo:margin-bottom="0.353cm" loext:contextual-spacing="false" fo:line-height="115%"/>
    </style:style>
    <style:style style:name="P20" style:family="paragraph" style:parent-style-name="Standard">
      <style:paragraph-properties fo:margin-top="0.212cm" fo:margin-bottom="0.212cm" loext:contextual-spacing="false" fo:text-align="center" style:justify-single-word="false"/>
      <style:text-properties fo:language="se" fo:country="NO" fo:font-weight="bold" style:font-weight-asian="bold" style:font-weight-complex="bold"/>
    </style:style>
    <style:style style:name="P21" style:family="paragraph" style:parent-style-name="Standard">
      <style:paragraph-properties fo:margin-top="0.212cm" fo:margin-bottom="0.212cm" loext:contextual-spacing="false" fo:text-align="center" style:justify-single-word="false"/>
    </style:style>
    <style:style style:name="P22" style:family="paragraph" style:parent-style-name="SvartFelt" style:master-page-name="First_20_Page">
      <style:paragraph-properties fo:margin-top="1.482cm" fo:margin-bottom="0cm" loext:contextual-spacing="false" style:page-number="auto" fo:padding="0cm" fo:border-left="none" fo:border-right="none" fo:border-top="none" fo:border-bottom="0.99pt solid #000000"/>
    </style:style>
    <style:style style:name="P23" style:family="paragraph" style:parent-style-name="ToppEmbete">
      <style:paragraph-properties fo:margin-top="0cm" fo:margin-bottom="0.212cm" loext:contextual-spacing="false"/>
    </style:style>
    <style:style style:name="P24" style:family="paragraph">
      <loext:graphic-properties draw:fill="solid" draw:fill-color="#ffffff"/>
      <style:paragraph-properties fo:text-align="center"/>
      <style:text-properties fo:font-size="18pt"/>
    </style:style>
    <style:style style:name="T1" style:family="text">
      <style:text-properties fo:color="#000000"/>
    </style:style>
    <style:style style:name="T2" style:family="text">
      <style:text-properties fo:color="#000000" style:font-name="Arial" fo:language="se" fo:country="NO" fo:font-weight="bold" style:font-weight-asian="bold" style:font-name-complex="Arial1"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style:font-name="Arial" fo:language="se" fo:country="NO" style:language-asian="en" style:country-asian="US" style:font-name-complex="Arial1"/>
    </style:style>
    <style:style style:name="T6" style:family="text">
      <style:text-properties style:font-name="Arial" fo:language="se" fo:country="NO" fo:font-weight="bold" style:font-weight-asian="bold" style:font-name-complex="Arial1" style:font-weight-complex="bold"/>
    </style:style>
    <style:style style:name="T7" style:family="text">
      <style:text-properties style:font-name="Arial" fo:language="se" fo:country="NO" fo:font-weight="bold" style:language-asian="en" style:country-asian="US" style:font-weight-asian="bold" style:font-name-complex="Arial1" style:font-weight-complex="bold"/>
    </style:style>
    <style:style style:name="T8" style:family="text">
      <style:text-properties style:font-name="Arial" fo:language="se" fo:country="NO" style:font-name-complex="Arial1"/>
    </style:style>
    <style:style style:name="T9" style:family="text">
      <style:text-properties fo:language="se" fo:country="NO"/>
    </style:style>
    <style:style style:name="T10" style:family="text">
      <style:text-properties fo:language="se" fo:country="NO" fo:font-weight="bold" style:font-weight-asian="bold"/>
    </style:style>
    <style:style style:name="T11" style:family="text">
      <style:text-properties fo:language="se" fo:country="NO" fo:font-weight="bold" style:font-weight-asian="bold" style:font-weight-complex="bold"/>
    </style:style>
    <style:style style:name="T12" style:family="text">
      <style:text-properties fo:language="se" fo:country="NO" fo:font-style="italic" style:font-style-asian="italic"/>
    </style:style>
    <style:style style:name="T13" style:family="text">
      <style:text-properties fo:language="se" fo:country="NO" style:text-underline-style="solid" style:text-underline-width="auto" style:text-underline-color="font-color"/>
    </style:style>
    <style:style style:name="T14" style:family="text">
      <style:text-properties fo:color="#ff0000" fo:language="se" fo:country="NO" fo:font-weight="bold" style:font-weight-asian="bold"/>
    </style:style>
    <style:style style:name="T15" style:family="text">
      <style:text-properties fo:color="#ff0000" fo:language="se" fo:country="NO"/>
    </style:style>
    <style:style style:name="T16" style:family="text">
      <style:text-properties fo:language="en" fo:country="U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Graphics">
      <style:graphic-properties draw:stroke="none" svg:stroke-width="0cm" draw:fill="solid" draw:fill-color="#ffffff" draw:textarea-vertical-align="top" draw:auto-grow-height="false" fo:min-height="12.469cm" fo:min-width="0.303cm" fo:padding-top="0cm" fo:padding-bottom="0cm" fo:padding-left="0cm" fo:padding-right="0cm" fo:wrap-option="wrap" fo:margin-left="0.009cm" fo:margin-right="0.007cm" fo:margin-top="0.004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solid" draw:fill-color="#ffffff" draw:textarea-vertical-align="top" draw:auto-grow-height="false" fo:min-height="0.004cm" fo:min-width="0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custom-shape text:anchor-type="paragraph" draw:z-index="0" draw:name="Rectangle 3" draw:style-name="gr2" draw:text-style-name="P24" svg:width="0.253cm" svg:height="0.253cm" svg:x="-0.25cm" svg:y="1.8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_GoBack"/><text:span text:style-name="T1"><text:s text:c="3"/>DOM<text:tab/></text:span></text:p>
      <text:p text:style-name="FørsteSideLinje"/>
      <table:table table:name="Table1" table:style-name="Table1">
        <table:table-column table:style-name="Table1.A"/>
        <table:table-column table:style-name="Table1.B"/>
        <table:table-row table:style-name="Table1.1">
          <table:table-cell table:style-name="Table1.A1" office:value-type="string">
            <text:p text:style-name="FørsteSideLinje"><text:span text:style-name="T3">Avsagt:</text:span></text:p>
          </table:table-cell>
          <table:table-cell table:style-name="Table1.A1" office:value-type="string">
            <text:p text:style-name="Tabelltekst">11.02.2015 i <text:user-defined style:data-style-name="N0" text:name="Embete">Sis-Finnmárkku diggegoddi - Indre Finnmark tingrett</text:user-defined><text:s/><text:user-defined style:data-style-name="N0" text:name="RettsbokSted"> </text:user-defined></text:p>
            <text:p text:style-name="Tabelltekst"/>
          </table:table-cell>
        </table:table-row>
        <table:table-row table:style-name="Table1.1">
          <table:table-cell table:style-name="Table1.A1" office:value-type="string">
            <text:p text:style-name="Standard"><text:span text:style-name="T2">Saksnr.:</text:span></text:p>
          </table:table-cell>
          <table:table-cell table:style-name="Table1.A1" office:value-type="string">
            <text:p text:style-name="Standard"><text:span text:style-name="T5"><text:user-defined style:data-style-name="N0" text:name="SaksnummerListeFellesBehandling">14-106945TVI-INFI</text:user-defined></text:span></text:p>
            <text:p text:style-name="P3"/>
          </table:table-cell>
        </table:table-row>
      </table:table>
      <text:p text:style-name="Standard"><text:span text:style-name="T11"><text:s/></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Standard"><text:span text:style-name="T6"><text:s/>Dommer:</text:span></text:p>
            <text:p text:style-name="P3"/>
          </table:table-cell>
          <table:table-cell table:style-name="Table2.A1" office:value-type="string">
            <text:p text:style-name="Standard"><text:span text:style-name="T5">Sorenskriver</text:span></text:p>
          </table:table-cell>
          <table:table-cell table:style-name="Table2.A1" office:value-type="string">
            <text:p text:style-name="Standard"><text:span text:style-name="T5"><text:user-defined style:data-style-name="N0" text:name="HovedforhDommerTabell.navn">Finn-Arne Schanche Selfors</text:user-defined></text:span></text:p>
          </table:table-cell>
        </table:table-row>
      </table:table>
      <text:p text:style-name="P3"/>
      <table:table table:name="Table3" table:style-name="Table3">
        <table:table-column table:style-name="Table3.A"/>
        <table:table-column table:style-name="Table3.B"/>
        <table:table-row table:style-name="Table3.1">
          <table:table-cell table:style-name="Table3.A1" office:value-type="string">
            <text:p text:style-name="Standard"><text:span text:style-name="T7">Saken gjelder:</text:span></text:p>
          </table:table-cell>
          <table:table-cell table:style-name="Table3.A1" office:value-type="string">
            <text:p text:style-name="Standard"><text:span text:style-name="T5">Reinmerke</text:span></text:p>
          </table:table-cell>
        </table:table-row>
      </table:table>
      <table:table table:name="Table4" table:style-name="Table4">
        <table:table-column table:style-name="Table4.A"/>
        <table:table-row table:style-name="Table4.1">
          <table:table-cell table:style-name="Table4.A1" office:value-type="string">
            <text:p text:style-name="P3"><text:bookmark text:name="Tittel"/><text:bookmark text:name="Dommer"/></text:p>
          </table:table-cell>
        </table:table-row>
      </table:table>
      <text:p text:style-name="Standard"><text:span text:style-name="T7"><text:user-defined style:data-style-name="N0" text:name="HasSkjoennsmenn">false</text:user-defined></text:span><text:span text:style-name="T5"><text:user-defined style:data-style-name="N0" text:name="SkjoennsmannsTabell.Navn"> </text:user-defined></text:span><text:span text:style-name="T5"><text:conditional-text text:condition="ooow:" text:string-value-if-true="" text:string-value-if-false=""/></text:span></text:p>
      <text:p text:style-name="P4"/>
      <text:p text:style-name="P4"/>
      <table:table table:name="Table5" table:style-name="Table5">
        <table:table-column table:style-name="Table5.A"/>
        <table:table-column table:style-name="Table5.B"/>
        <table:table-row table:style-name="Table5.1">
          <table:table-cell table:style-name="Table5.A1" office:value-type="string">
            <text:p text:style-name="P16"/>
          </table:table-cell>
          <table:table-cell table:style-name="Table5.A1" office:value-type="string">
            <text:p text:style-name="P16"/>
          </table:table-cell>
        </table:table-row>
        <table:table-row table:style-name="Table5.1">
          <table:table-cell table:style-name="Table5.A1" office:value-type="string">
            <text:p text:style-name="P16"/>
          </table:table-cell>
          <table:table-cell table:style-name="Table5.A1" office:value-type="string">
            <text:p text:style-name="P16"/>
          </table:table-cell>
        </table:table-row>
        <table:table-row table:style-name="Table5.1">
          <table:table-cell table:style-name="Table5.A1" office:value-type="string">
            <text:p text:style-name="P16"/>
          </table:table-cell>
          <table:table-cell table:style-name="Table5.A1" office:value-type="string">
            <text:p text:style-name="P16"/>
          </table:table-cell>
        </table:table-row>
        <table:table-row table:style-name="Table5.1">
          <table:table-cell table:style-name="Table5.A1" office:value-type="string">
            <text:p text:style-name="P16"/>
          </table:table-cell>
          <table:table-cell table:style-name="Table5.A1" office:value-type="string">
            <table:table table:name="Table6" table:style-name="Table6">
              <table:table-column table:style-name="Table6.A"/>
              <table:table-column table:style-name="Table6.B"/>
              <table:table-row table:style-name="Table6.1">
                <table:table-cell table:style-name="Table6.A1" office:value-type="string">
                  <text:p text:style-name="P16"/>
                </table:table-cell>
                <table:table-cell table:style-name="Table6.A1" office:value-type="string">
                  <text:p text:style-name="P16"/>
                </table:table-cell>
              </table:table-row>
              <table:table-row table:style-name="Table6.1">
                <table:table-cell table:style-name="Table6.A1" office:value-type="string">
                  <text:p text:style-name="P16"/>
                </table:table-cell>
                <table:table-cell table:style-name="Table6.A1" office:value-type="string">
                  <text:p text:style-name="P16"/>
                </table:table-cell>
              </table:table-row>
              <table:table-row table:style-name="Table6.1">
                <table:table-cell table:style-name="Table6.A1" office:value-type="string">
                  <text:p text:style-name="P16"/>
                </table:table-cell>
                <table:table-cell table:style-name="Table6.A1" office:value-type="string">
                  <text:p text:style-name="P16"/>
                </table:table-cell>
              </table:table-row>
              <table:table-row table:style-name="Table6.1">
                <table:table-cell table:style-name="Table6.A1" office:value-type="string">
                  <text:p text:style-name="P16"/>
                </table:table-cell>
                <table:table-cell table:style-name="Table6.A1" office:value-type="string">
                  <table:table table:name="Table7" table:style-name="Table7">
                    <table:table-column table:style-name="Table7.A"/>
                    <table:table-column table:style-name="Table7.B"/>
                    <table:table-row table:style-name="Table7.1">
                      <table:table-cell table:style-name="Table7.A1" office:value-type="string">
                        <text:p text:style-name="P16"/>
                      </table:table-cell>
                      <table:table-cell table:style-name="Table7.A1" office:value-type="string">
                        <text:p text:style-name="P16"/>
                      </table:table-cell>
                    </table:table-row>
                    <table:table-row table:style-name="Table7.1">
                      <table:table-cell table:style-name="Table7.A1" office:value-type="string">
                        <text:p text:style-name="P16"/>
                      </table:table-cell>
                      <table:table-cell table:style-name="Table7.A1" office:value-type="string">
                        <text:p text:style-name="P16"/>
                      </table:table-cell>
                    </table:table-row>
                    <table:table-row table:style-name="Table7.1">
                      <table:table-cell table:style-name="Table7.A1" office:value-type="string">
                        <text:p text:style-name="P16"/>
                      </table:table-cell>
                      <table:table-cell table:style-name="Table7.A1" office:value-type="string">
                        <text:p text:style-name="P16"/>
                      </table:table-cell>
                    </table:table-row>
                    <table:table-row table:style-name="Table7.1">
                      <table:table-cell table:style-name="Table7.A1" office:value-type="string">
                        <text:p text:style-name="P16"/>
                      </table:table-cell>
                      <table:table-cell table:style-name="Table7.A1" office:value-type="string">
                        <text:p text:style-name="P16"/>
                      </table:table-cell>
                    </table:table-row>
                  </table:table>
                </table:table-cell>
              </table:table-row>
            </table:table>
          </table:table-cell>
        </table:table-row>
      </table:table>
      <text:p text:style-name="Standard"><text:span text:style-name="T8"><text:user-defined style:data-style-name="N0" text:name="IsKravDependentTemplate">false</text:user-defined></text:span><text:span text:style-name="T8"><text:user-defined style:data-style-name="N0" text:name="PartTabellKrav2Kol.Part"> </text:user-defined></text:span><text:span text:style-name="T8"><text:user-defined style:data-style-name="N0" text:name="PartTabellKrav2Kol.Advokat"> </text:user-defined></text:span><text:span text:style-name="T8"><text:user-defined style:data-style-name="N0" text:name="PartTabellSak2Kol.Part">Mikkel Nils Mikkelsen Sara</text:user-defined></text:span><text:span text:style-name="T8"><text:user-defined style:data-style-name="N0" text:name="PartTabellSak2Kol.Advokat">Advokat Per Arve Amundsenv/advokatfullmektig Nils Mikkelsen Utsi</text:user-defined></text:span><text:span text:style-name="T8"><text:user-defined style:data-style-name="N0" text:name="PartTabellSak2Kol.Part">Mikkel Nils Mikkelsen Sara</text:user-defined></text:span><text:span text:style-name="T8"><text:user-defined style:data-style-name="N0" text:name="PartTabellSak2Kol.Advokat">Advokat Per Arve Amundsenv/advokatfullmektig Nils Mikkelsen Utsi</text:user-defined></text:span><text:span text:style-name="T8"><text:conditional-text text:condition="ooow:" text:string-value-if-true="" text:string-value-if-false="">Aslak Isak Aslaksen SkumAdvokat Per Arve Amundsen
v/advokatfullmektig Nils Mikkelsen UtsiKaren Maret Mikkelsdatter SaraAdvokat Per Arve Amundsen
v/advokatfullmektig Nils Mikkelsen UtsiIsak Nils Aslaksen SkumAdvokat Per Arve Amundsen
v/advokatfullmektig Nils Mikkelsen Utsi</text:conditional-text></text:span></text:p>
      <text:p text:style-name="P2"/>
      <text:p text:style-name="P2"/>
      <text:p text:style-name="Standard"/>
      <text:p text:style-name="P2"/>
      <text:p text:style-name="P2"/>
      <text:p text:style-name="Standard"/>
      <text:p text:style-name="P2"/>
      <text:p text:style-name="P2"/>
      <text:p text:style-name="Standard"><text:soft-page-break/></text:p>
      <text:p text:style-name="P2"/>
      <text:p text:style-name="P2"/>
      <text:p text:style-name="Standard"/>
      <text:p text:style-name="P5"/>
      <table:table table:name="Table8" table:style-name="Table8">
        <table:table-column table:style-name="Table8.A"/>
        <table:table-column table:style-name="Table8.B"/>
        <table:table-row table:style-name="Table8.1">
          <table:table-cell table:style-name="Table8.A1" office:value-type="string">
            <text:p text:style-name="P17"><text:span text:style-name="T6"/></text:p>
          </table:table-cell>
          <table:table-cell table:style-name="Table8.A1" office:value-type="string">
            <table:table table:name="Table9" table:style-name="Table9">
              <table:table-column table:style-name="Table9.A"/>
              <table:table-column table:style-name="Table9.B"/>
              <table:table-row table:style-name="Table9.1">
                <table:table-cell table:style-name="Table9.A1" office:value-type="string">
                  <text:p text:style-name="P17"><text:span text:style-name="T6"/></text:p>
                </table:table-cell>
                <table:table-cell table:style-name="Table9.A1" office:value-type="string">
                  <table:table table:name="Table10" table:style-name="Table10">
                    <table:table-column table:style-name="Table10.A"/>
                    <table:table-column table:style-name="Table10.B"/>
                    <table:table-row table:style-name="Table10.1">
                      <table:table-cell table:style-name="Table10.A1" office:value-type="string">
                        <text:p text:style-name="P17"><text:span text:style-name="T6"/></text:p>
                      </table:table-cell>
                      <table:table-cell table:style-name="Table10.A1" office:value-type="string">
                        <text:p text:style-name="P17"><text:span text:style-name="T6">mot</text:span></text:p>
                      </table:table-cell>
                    </table:table-row>
                  </table:table>
                </table:table-cell>
              </table:table-row>
            </table:table>
          </table:table-cell>
        </table:table-row>
      </table:table>
      <text:p text:style-name="Standard"><text:span text:style-name="T8"><text:user-defined style:data-style-name="N0" text:name="IsKravDependentTemplate">false</text:user-defined></text:span><text:span text:style-name="T8"><text:user-defined style:data-style-name="N0" text:name="MotpartTabellKrav2Kol.Part"> </text:user-defined></text:span><text:span text:style-name="T8"><text:user-defined style:data-style-name="N0" text:name="MotpartTabellKrav2Kol.Advokat"> </text:user-defined></text:span><text:span text:style-name="T8"><text:user-defined style:data-style-name="N0" text:name="MotpartTabellSak2Kol.Part">Landbruks og Matdepartementet</text:user-defined></text:span><text:span text:style-name="T8"><text:user-defined style:data-style-name="N0" text:name="MotpartTabellSak2Kol.Advokat">advokatfullmektig Mari Sund Morken</text:user-defined></text:span><text:span text:style-name="T8"><text:user-defined style:data-style-name="N0" text:name="MotpartTabellSak2Kol.Part">Landbruks og Matdepartementet</text:user-defined></text:span><text:span text:style-name="T8"><text:user-defined style:data-style-name="N0" text:name="MotpartTabellSak2Kol.Advokat">advokatfullmektig Mari Sund Morken</text:user-defined></text:span><text:span text:style-name="T8"><text:conditional-text text:condition="ooow:" text:string-value-if-true="" text:string-value-if-false=""/></text:span></text:p>
      <text:p text:style-name="P2"/>
      <text:p text:style-name="P2"/>
      <text:p text:style-name="Standard"/>
      <text:p text:style-name="P2"/>
      <text:p text:style-name="P3"/>
      <text:p text:style-name="P16"/>
      <text:p text:style-name="P4"/>
      <text:p text:style-name="P18"><text:span text:style-name="T11">DOM</text:span></text:p>
      <text:p text:style-name="P6"/>
      <text:p text:style-name="P10"><text:span text:style-name="T10">Saken gjelder </text:span><text:span text:style-name="T9">hindring av omsøkt reinmerke, hvor klagenemda i sak 1/2014 vedtok å følge <text:s/>merkeutvalgets vedtak, sak 41/2012 om å godkjenne Mikkel Nils M. Saras og hans datter Káren Máret Sara søknad om å innskrive reinmerke til Káren Máret sin sønn. Johan Niillas Eira, slik det var søkt om.</text:span></text:p>
      <text:p text:style-name="P8"/>
      <text:p text:style-name="P10"><text:span text:style-name="T10">Fremstilling av saken</text:span></text:p>
      <text:p text:style-name="P10"><text:span text:style-name="T10"><text:s/></text:span></text:p>
      <text:p text:style-name="P10"><text:span text:style-name="T9">Omsøkte merke er <text:s/></text:span><text:span text:style-name="T12">høyre øret hoaŋka og guobir, ceahkes ovddal – venstre øret vatnja og sárggaldat bak, jalgat foran.</text:span><text:span text:style-name="T9"> </text:span></text:p>
      <text:p text:style-name="P6"/>
      <text:p text:style-name="P10"><text:span text:style-name="T9">Mikkel Nils M. Sara reinmerke er </text:span><text:span text:style-name="T12">høyre øret <text:s/>hoaŋka og guobir, ceahkes foran – venstre øreti to <text:s/>ceahkká bak, sárggaldat foran..</text:span><text:span text:style-name="T9"> </text:span></text:p>
      <text:p text:style-name="P6"/>
      <text:p text:style-name="P10"><text:span text:style-name="T9">Káren Máret Sara reinmerke er <text:s/></text:span><text:span text:style-name="T12">høyre øret <text:s/>hoaŋka og guobir, ceahkes foran – venstre øret <text:s/>luddestat og to <text:s/>ceahkká bak, jalgat foran.</text:span><text:span text:style-name="T9"> </text:span></text:p>
      <text:p text:style-name="P6"/>
      <text:p text:style-name="P10"><text:span text:style-name="T9">Mikkel Nils M. Sara og Káren Máret Sara er reineiere, tilhørende Fiettar sommerbeite område. Mikkel Nils Sara er leder for sidaen. Han har godkjent søknaden hvor informasjon om merket og valg av snitt er forklart slik</text:span><text:span text:style-name="T12">: Merket er grunnlagt på siidaens merker og søkers mors oalli/merkestamme</text:span><text:span text:style-name="T9">.</text:span></text:p>
      <text:p text:style-name="P6"/>
      <text:p text:style-name="P10"><text:span text:style-name="T9">Når merkeutvalget i sak 41/2012 behandlet søknaden, vurderte saksbehandler søknaden slik:</text:span></text:p>
      <text:p text:style-name="P6"/>
      <text:p text:style-name="P10"><text:span text:style-name="T12">Hovedprinsippet til merkeutvalget er at barns merker skal søkes utifra foreldrenes merke. På den måten bevares merkestammen og det blir tydelig skille mellom merkene til familien og gruppen.</text:span></text:p>
      <text:p text:style-name="P10"><text:span text:style-name="T12">Her er det søkt om forandring fra mors merke. Rettmessig så har mors merke luddestat i venstre øretupp. De andre i samme famile har merket med luddestat. I følge reidriftsagronomen kan man likevel godta merkesøknaden fordi merket har sáneheapme forran og vil dermed ikke forveksles med de andres merker. ...</text:span></text:p>
      <text:p text:style-name="P10"><text:span text:style-name="T12">Merket fraviker ikke fra mors merke.</text:span></text:p>
      <text:p text:style-name="P9"/>
      <text:p text:style-name="P10"><text:span text:style-name="T9">Merkeutvalgets vedtak; søknad ikke godkjent, begrunnes slik: </text:span><text:span text:style-name="T12">Merket fraviker fra mors merke, som har luddestat i venstre øretupp.</text:span></text:p>
      <text:p text:style-name="P9"/>
      <text:p text:style-name="P10"><text:span text:style-name="T9">Mikkel Nils M.Sara og Káren Máret Sara klaget inn vedtaket 28.januar 2013. I klagen nevnes det at </text:span><text:span text:style-name="T12">merkegrunnlager som har tilhørt familien i generasjoner (bestefar/bestemor, oldefar/oldemor), er ikke lenger i bruk. Etterkommere ønsker igjen å ta merket i bruk. Merkestammen har arvingene selv blitt enige om i merkesøknaden. <text:s/></text:span></text:p>
      <text:p text:style-name="P10"><text:span text:style-name="T9"><text:s/></text:span></text:p>
      <text:p text:style-name="P10"><text:span text:style-name="T9">Når merkeutvalget behandlet klagen i sak 2/2013, så vurderte saksbehandler saken slik:</text:span></text:p>
      <text:p text:style-name="P9"/>
      <text:p text:style-name="P10"><text:soft-page-break/><text:span text:style-name="T12">"Reindriftsagronomen nevner her at merkenemnda holder fast at forandring skal søkes ut i fra foreldrenes merke, på grunn av erfaringer fra tidligere tider. Gjennom tidene har det hendt at søsken har blitt enige seg imellom hvordan de søker merker til egne barn. Barna vokser opp og begynner</text:span><text:span text:style-name="T4"> selv å bruke og forvalte merkene. Når de igjen skal søke om merke forandringer til egne barn, så blir det ofte uenighet om merket og uoverenskomst mellom kusiner/fettere, på grunn av at det ikke er holdt klare skiller mellom merkene. Derfor må merkeutvalget være nøyaktig og forsiktig med å dele ut merker".</text:span></text:p>
      <text:p text:style-name="P15"/>
      <text:p text:style-name="P10"><text:span text:style-name="T9">Saksbehandler foreslo likevel å ta klagen til følge, på grunn av at omsøkt merke har samme merke på høyre øret som mors merke og at</text:span><text:span text:style-name="T12"> jalgat foran og <text:s/>sánit bak venstre side utgjør klar og tydelig forskjell i forhold til de andre merkene.</text:span></text:p>
      <text:p text:style-name="P6"/>
      <text:p text:style-name="P10"><text:span text:style-name="T9">Merkenemnda fastholdt sitt vedtak fordi nemnda </text:span><text:span text:style-name="T12">ser ikke ny informasjon i klagen, som kan gi <text:s/>grunnlag for å forandre forrige vedtak</text:span><text:span text:style-name="T9">.</text:span></text:p>
      <text:p text:style-name="P6"/>
      <text:p text:style-name="P10"><text:span text:style-name="T9">Klagenemnda vedtok klagen 26.februar 2014, sak 1/2014. Reindriftsdirektøren vurderte saken slik:</text:span></text:p>
      <text:p text:style-name="P6"/>
      <text:p text:style-name="P10"><text:span text:style-name="T12">Saken er grundig behandlet og alle sider ved saken er belyst. Det som var grunnlaget for at reidriftsagronomen snudde i saken er at han er kommet til at merket ikke "helt skiller" seg fra morens merke. Det påpekes at jalgat foran på venstre øret og sánit bak utgjør klart skille fra andre merker.</text:span></text:p>
      <text:p text:style-name="P10"><text:span text:style-name="T12">Reindriftsdirektøren er enig at det er klart skille, men er uenig i vurderingen av at merket ikke skiller seg fra morens merke. I lignende saker er det vurdert slik at det er skille når sáni i øretuppen forandres, ved å legge til eller redusere...</text:span></text:p>
      <text:p text:style-name="P6"/>
      <text:p text:style-name="P10"><text:span text:style-name="T9">Klagenemdna vedtok da enstemmig å holde fast ved merkenemnda sitt vedtak, med samme begrunnelser.</text:span></text:p>
      <text:p text:style-name="P6"/>
      <text:p text:style-name="P10"><text:span text:style-name="T9">Mikkel Nils M. Sara og Káren Máret Sara anla sak mot staten, ved å sende stevning til Indre Finnmark tingrett/ Sis-Finnmárkko diggegoddi 21.juli 2014. Staten ga tilsvar 19.september 2014. <text:s/></text:span></text:p>
      <text:p text:style-name="P6"/>
      <text:p text:style-name="P10"><text:span text:style-name="T9">Planleggingsmøte ble holdt 7.oktober 2014, og hovedforhandliger var 19.og 20. Januar 2015. Saksøkerne møtte i retten og Nils Mikkel M. Sara forklarte seg i saken. Også tre vitner ga forklaring. Skriftlige dokumentasjoner ble fremsatt og gjennomgått.</text:span></text:p>
      <text:p text:style-name="P6"/>
      <text:p text:style-name="P10"><text:span text:style-name="T10">Saksøkernes påstand </text:span></text:p>
      <text:p text:style-name="P6"/>
      <text:p text:style-name="P10"><text:span text:style-name="T9">Vedtak for å hindre merkesøknaden er grunnlagt på feil lovanvendelse.</text:span></text:p>
      <text:p text:style-name="P6"/>
      <text:p text:style-name="P10"><text:span text:style-name="T9">Med bakgrunn i reindriftsloven § 38 skal merkenemnda påse at gruppas eller slektas tradisjonelle merker skal bevares tilhørende gruppe eller slekt, og ikke formes slik at det kan forveksels. </text:span></text:p>
      <text:p text:style-name="P6"/>
      <text:p text:style-name="P10"><text:span text:style-name="T9">NOU <text:s/>2001:35 foreslag til endring i reindriftsloven, punkt <text:s/>9.4.2, forklarer samisk reinmerkesystem slik:</text:span></text:p>
      <text:p text:style-name="P6"/>
      <text:p text:style-name="P10"><text:span text:style-name="T12">Samisk reinmerking bygger på et system av hovedsnitt og bisnitt i reinens ører. På nordsamisk kalles disse snittene for sátni (ord), og det er kombinasjonen av ord (sátni) i form av hovedsnitt (váldosánit) og andre snitt (smávvasánit) som utgjør reinmerket. Nærmere forklart har familien visse hovedsnitt som skjæres inn i reinens ører, som tegn på hvem som eier reinen. Utformingen av hovedsnittene kalles mearkaoalli. Den enkeltes individuelle reinmerke avledes så igjen fra mearkaoalli ved at hovedsnittene i morens eller farens merke beholdes, samtidig som merket tillegges rievdadus i form av en endring i bisnitt eller i underordnete snitt. Utformingen av merket kan også ha utgangspunkt i hovedsnittene til slekninger i oppadstigende linje som besteforeldre, onkler og tanter.</text:span></text:p>
      <text:p text:style-name="P6"><text:soft-page-break/></text:p>
      <text:p text:style-name="P10"><text:span text:style-name="T9">Vest-Finnmark merkenemnd har kommet med forslag til endring til rettningslinjer med bakgrunn i reindriftsloven §38 fra ca. 2007. Dette <text:s/>er sendt på høring. I disse rettningslinjene defineres luddestat som smávvasátni. Selv om forskriften ikke er godkjent, så er det ikke kommet motargument på dette. Det er derfor sanns</text:span>y<text:span text:style-name="T9">lig at forslaget til endring til forskrift forklarer hvordan loven skal tolkes. </text:span></text:p>
      <text:p text:style-name="P6"/>
      <text:p text:style-name="P10"><text:span text:style-name="T9">Saks</text:span>ø<text:span text:style-name="T9">kers tradisjonelle merke, deres hovedsnitt er høyre øre hoaŋka og guobir – venstre øre geaigut. Luddestat geiggobealljis er smávvasátni og ikke váldosátni. Luddestat er kun en forandring fra slektas mearkaoalli, som dermed ikke kan utgjøre ny mearkaolli. Når omsøkt merke beholder fullt ut mors váldosátni, da er merket utformet i henhold til loven.</text:span></text:p>
      <text:p text:style-name="P6"/>
      <text:p text:style-name="P10"><text:span text:style-name="T9">Det er ikke grunnlagt å frykte at merkene sammenblandes. I mearkaoalli er det merker med og uten luddestat, og valg av slik smávvásátni påvirker ikke at merker sammenblandes.</text:span></text:p>
      <text:p text:style-name="P6"/>
      <text:p text:style-name="P10"><text:span text:style-name="T9">Innad i slekta er man blitt enige om omsøkt merke, som i seg selv styrker søknaden og bekrefter at merkene ikke vil sammenblandes og brukes ikke feil, slik som loven krever. Merket er utformet på tradisjonell måte, blandt annet fordi reineierne har blitt enige seg i mellom om mearkaoalli. I forarbeid til loven er tradisjoner vektlagt som viktig rettskilde, også i forhold til reinmerke, når merkenemnda og klagenemnda skal godkjenne merkesøknader.</text:span></text:p>
      <text:p text:style-name="P6"/>
      <text:p text:style-name="P10"><text:span text:style-name="T9">Det er ikke klare krav til at barnas merke skal ha forandringer i snitt på grunnlag av <text:s/>foreldrenes merke. Når det er avtalt, så er det vanlig å bruke merkene og merkegrunnlaget til tidligere generasjoner. Karen Marit Buljo Eira bekreftet slik skikk i sin forklaring i retten, for eksempel har en ung gutt fått oldefar sin merke i utformingen av deres mearkaoalli, uten luddestat, på samme måte som omsøkt merke i vår sak. Slik som Buljo Eira forklarte, så er rett reinmerke veldig viktig for reindriftssamene, blant annet fordi tidligere generasjoners merke knytter generasjonene sammen på en fin måte. På samme måte forklarte reineier Johan Nilsen Gaup, slik som der er skrevet i Dieđut nr. 1 2005 Einar Bergsland: Reindrift, omstilling og identitet).</text:span></text:p>
      <text:p text:style-name="P6"/>
      <text:p text:style-name="P10"><text:span text:style-name="T9">Merkenemnda og klagenemnda har ikke vurdert alle sidene ved saken, spesielt har de ikke <text:s/>vurdert hvordan bruk av luddestat ved tvang <text:s/>kan medføre til at slike merker kan medføre sammenblanding av merker i forhold til familien til <text:s/>Mihkkal Ovllá, da de også har luddestat sátni/snitt. Når slike sammenblandinger finner sted så er utvalgets hovedargument å motsi søknaden, og feil vurdering blir da årsak til feil lovtolkning. Ved å tvinge til å bruke luddestat sátni/snitt medfører det til at mearkaoalli blir full, som i seg selv gir grunnlag for å endre mearkaoalli. </text:span></text:p>
      <text:p text:style-name="P6"/>
      <text:p text:style-name="P10"><text:span text:style-name="T9">Merkenemnda og klagenemnda vedtak i denne saken er i ikke gjort i tidligere lignende saker. Viser til merkenemnda i Vest-Finnmark klagenemns, nr. 19/07 (Marie Elisabeth Sara, 19-Sállan), nr. 62/97 (Ante A Sara, 21-Gearretnjárga), nr. 11/08 (Inga Marjá A. Lango, 22-Fiettar), nr. 68/97 (Ann Catharina A. Lango, 22-Fiettar), nu. 12/96 (Mikkel Ante A. Lango, 22-Fiettar), nr. /96 (Isak Nils Aslaksen Skum, 33-Spalca), nr. 26/96 (Aslak Ole Andersen Skum, 33-Spalca) ja nr. 71/90 (Berit Ellen A. Skum, 33-Spalca) og klagebehandlingen til disse sakene.</text:span></text:p>
      <text:p text:style-name="P6"/>
      <text:p text:style-name="P10"><text:span text:style-name="T9">Hvis retten mener at merkem</text:span>y<text:span text:style-name="T9">ndigheter har gjort rett vedtak <text:s/>i forhold til lovteksten, da påståes det at saksøkerne har fulgt tradisjonell merkeskikk, som g</text:span>år foran loven.</text:p>
      <text:p text:style-name="P6"/>
      <text:p text:style-name="P10"><text:span text:style-name="T9"><text:s text:c="4"/></text:span></text:p>
      <text:p text:style-name="P10"><text:span text:style-name="T10">Saksøkerens sluttpåstand:</text:span></text:p>
      <text:p text:style-name="P6"/>
      <text:list xml:id="list1655601430" text:style-name="WWNum3">
        <text:list-item>
          <text:p text:style-name="P11"><text:span text:style-name="T9">Vest-Finnmark merkeutvalgets <text:s/>vedtak i sak 41/12 er ugyldig.</text:span></text:p>
        </text:list-item>
        <text:list-item>
          <text:p text:style-name="P11"><text:span text:style-name="T9">Staten, ved landbruks- og matdepartamentet dømmes til å betale Mikkel Nils M.Sara og Káre Máret Sara sine saksomkostninger.</text:span></text:p>
        </text:list-item>
      </text:list>
      <text:p text:style-name="P6"/>
      <text:p text:style-name="P6"/>
      <text:p text:style-name="P19"><text:span text:style-name="T10">Grunnlag for saksøktes påstand </text:span></text:p>
      <text:p text:style-name="P10"><text:span text:style-name="T9">Klagenemndas vedtak er gjort slik som <text:s/>reidriftslovens § 38 presiserer.</text:span></text:p>
      <text:p text:style-name="P9"><text:soft-page-break/></text:p>
      <text:p text:style-name="P10"><text:span text:style-name="T12">Merket skal være utformet slik at det ikke skal sammenblandes eller brukes feil.</text:span></text:p>
      <text:p text:style-name="P10"><text:span text:style-name="T12">Merkenemnda skal, med hensyn til reindrifta, beholde merkets tradisjonelle form og bruk, <text:s/>blandt annet ved å holde fast ved slektas tradisjonelle mearkaoalli… Hvis innskreven merke er av slik art at det er fare for sammenblanding aller feil bruk, kan merkenemnda stryke merket.</text:span></text:p>
      <text:p text:style-name="P6"/>
      <text:p text:style-name="P6"/>
      <text:p text:style-name="P10"><text:span text:style-name="T9">NOU 2001:35 forslag til endring i reidriftsloven, punkt 11.7.5, særmerknad til §38, er det påpekt at man bør unngå merker som <text:s/>er lett å forandre til andre merker. Målet oppnås vanligvis best ved merking på tradisjonelt vis. </text:span></text:p>
      <text:p text:style-name="P6"/>
      <text:p text:style-name="P10"><text:span text:style-name="T9">Domstolene bør være tilbakeholden med å kontrollere merkenemndas og klagenemndad vurderinger. Lovteksten gir utvalgene vurderingsgrunnlag, slik som Od.prp.nr.25 (2006-2007), om særmerknader til §38 forklarer nærmere. Administrasjonens mulighet til å fullføre rettningslinjer om merker osv., forteller også at administrasjonen har vurderingsmulighet som domstolene ikke bør kontrollere for grundig. Vurderingen krever i tillegg faglig kunnskap som f</text:span>agutvalgene best behersker, spesielt i reindriftsområder i Vest-Finnmark hvor det er mye reinmerker.</text:p>
      <text:p text:style-name="P9"/>
      <text:p text:style-name="P10"><text:span text:style-name="T9">Målet med reinmerke er å styrke reineiernes eiendeler som krever klare, tydelige og holdbare merker. NOU 2001:35 foreslag til endring i reindriftsloven, punkt 9.4.2.1 forklarer at i barns merke skal være samme mearkaoalli som grunnmerket til en av foreldrene. Barnets særegenhet i merket utformes med endringer i små snitt som er sprunget ut fra foreldrenes grunnmerke. Foradnringer i snitt bør likevell ikke gjøres slik at merkets hovedbilde og særegenheten forandres, slik som forklart i NOU 2001:35, side 147.</text:span></text:p>
      <text:p text:style-name="P6"/>
      <text:p text:style-name="P10"><text:span text:style-name="T9">Luddestat i øretuppen er et spesielt snitt, selv om det i merkeregisteret omtales som små snitt. Det vises til forklaringene til klagenemndas medlemmer Leif Anders Somby og Mikkel Persen Bongo, <text:s/>hvor viktig og tydelig luddestatsátni er.</text:span></text:p>
      <text:p text:style-name="P6"/>
      <text:p text:style-name="P10"><text:span text:style-name="T9">I Johan Niillas Eira sin omsøkte merke er ikke særegenhet til mors merke godt nok ivaretatt, fordi merket mangler luddestat, som er et viktig avvik, slik som tidligere forklart. Klagenemnda har gjort en grundig vurdering, blandt annet fordi omsøkt merke i fremtiden kan sammenblandes med merkene til Risten Elle M.Sara sin familie.</text:span></text:p>
      <text:p text:style-name="P6"/>
      <text:p text:style-name="P10"><text:span text:style-name="T9">Slekta berømmes for å ha gjort avtale om det omsøkt merket, men en slik avtale binder ikke fremtidige generasjoner. Det vises til Somb</text:span>y og Bongo sine forklaringer hvor det påpekes at det ofte er blitt uenigheter mellom kusiner/ fettere, på grunn av at merkene mangler tydelige forskjeller.</text:p>
      <text:p text:style-name="P10"/>
      <text:p text:style-name="P10"><text:span text:style-name="T9">Merkenemndas vedtak følger behandling i lignende saker. Saker, som saksøkerne viser til, skiller seg ifra de fleste saker fordi foreldrenes mearkaoalli er fullt. I andre saker er det igjen usikkert hvorfor omsøkte merker er godkjent. <text:s/>Hovedbilde er likevel at både merke-og klagenemnda har behandlet saker på samme måte som dagens sak.</text:span></text:p>
      <text:p text:style-name="P6"/>
      <text:p text:style-name="P10"><text:span text:style-name="T9">I denne saken er det ikke argumentert med at mearkaoallo er full, før det ble nevnt i replikk til sluttinnlegget. Det er likevel ikke bevist at mearkaoalli er full, selvom hverken merke- eller klagenemnda har vurdert dette argumentet, på grunn av manglende informasjon fra søkers side.</text:span></text:p>
      <text:p text:style-name="P6"/>
      <text:p text:style-name="P10"><text:span text:style-name="T9">Saksøkerne har ikke tydelig vist hvordan klagenemndas vedtak kan ha brutt med <text:s/>tradisjonelle merketradisjoner. Det nevnes at omsøkt merke ikke har vært i bruk i slekta tidligere, derimot at det er en ny utforming.</text:span></text:p>
      <text:p text:style-name="P6"/>
      <text:p text:style-name="P6"/>
      <text:p text:style-name="P10"><text:span text:style-name="T10">Saksøktes sluttpåstand:</text:span></text:p>
      <text:p text:style-name="P6"/>
      <text:list xml:id="list4284749488" text:style-name="WWNum4">
        <text:list-item>
          <text:p text:style-name="P12"><text:soft-page-break/><text:span text:style-name="T9">Staten ved Landbruks-og matdepartementet frifinnes.</text:span></text:p>
        </text:list-item>
        <text:list-item>
          <text:p text:style-name="P12"><text:span text:style-name="T9">Mikkel Nils M.Sara og Káre Máret Sara dømmes til å betale statens, ved Landbruks-og matdepartemenetet sine saksomkostninger.</text:span></text:p>
        </text:list-item>
      </text:list>
      <text:p text:style-name="P6"/>
      <text:p text:style-name="P6"/>
      <text:p text:style-name="P10"><text:span text:style-name="T10">Rettens vurdering </text:span></text:p>
      <text:p text:style-name="P6"/>
      <text:p text:style-name="P10"><text:span text:style-name="T13">Merkesystemet </text:span></text:p>
      <text:p text:style-name="P6"/>
      <text:p text:style-name="P10"><text:span text:style-name="T9">Øremerket er en tradisjonell måte å vise hvem som eier reinen, hvem som eier den enkelte rein. Merkingen skjer ved at man skjærer et stykke av øret. Det merket som da blir igjen, kalles for sátni (snitt).</text:span></text:p>
      <text:p text:style-name="P6"/>
      <text:p text:style-name="P10"><text:span text:style-name="T9">Det er også tradisjon på hvordan merkene utformes. Vanligvis har ulike slekter egne merkeform, kalles </text:span><text:span text:style-name="T12">for meakaoalli</text:span><text:span text:style-name="T9">. Mearkaoalli utformes når det blir brukt et eller flere sátni (snitt). Sátni som utgjør oali, kalles for </text:span><text:span text:style-name="T12">váldosátni. </text:span><text:span text:style-name="T9">Andre småsnitt, kalles for </text:span><text:span text:style-name="T12">smávvásánit. </text:span><text:span text:style-name="T9">Når man bruker</text:span><text:span text:style-name="T12"> smávvasánit, </text:span><text:span text:style-name="T9">forandres vanligvis ikke mearkaoalli.</text:span></text:p>
      <text:p text:style-name="P6"/>
      <text:p text:style-name="P10"><text:span text:style-name="T9">Allerede fra 1888 har det eksistert lovregler om reinmerking. I 1984 ble det utnevnt offentlig merkenemnd som har i oppgave å registrere merker, godkjenne nye merker og stryke merker som ikke er mere i bruk. I den nye reindriftsloven (2007) er det regler om hvordan merkesystemet skal administreres, blandt annet hvordan merkenemnda og klagenemnda skal behandle og avgjøre merkesaker.</text:span></text:p>
      <text:p text:style-name="P6"/>
      <text:p text:style-name="P10"><text:span text:style-name="T9">Det finnes skriftlige lister og bilder som forklarer de ulike sánit, som Landbruksdirektorahtet, merkenemnda og klagenemnda bruker i behandlingen av merkesaker. I disse listene er luddestat omtalt som smávvasátni, også når det er et eget snitt i øretuppen.</text:span></text:p>
      <text:p text:style-name="P6"/>
      <text:p text:style-name="P10"><text:span text:style-name="T9">Saksøkerne mener derfor at luddestat ikke kan danne <text:s/>n</text:span>y oalli . Somby og Bongo, leder i klagenemnda og medlem mener igjen at luddestat som er i øretuppen er et viktig merke, selv om det blir betegnet som sm<text:span text:style-name="T9">ávvasátni. Somb</text:span>y for<text:span text:style-name="T9">klarte</text:span> at luddestat <text:s/><text:span text:style-name="T9">i</text:span> tidligerer lister er omtalt på lik linje som v<text:span text:style-name="T9">á</text:span>ldos<text:span text:style-name="T9">á</text:span>tni<text:span text:style-name="T9">.</text:span></text:p>
      <text:p text:style-name="P10"><text:span text:style-name="T9"><text:s/></text:span></text:p>
      <text:p text:style-name="P10"><field:fieldmark-start text:name="Bookmark" field:type="vnd.oasis.opendocument.field.UNHANDLED"><field:param field:name="vnd.oasis.opendocument.field.code" field:value=""/></field:fieldmark-start><field:fieldmark-end/><text:span text:style-name="T9"><text:s/></text:span></text:p>
      <text:p text:style-name="P10"><text:span text:style-name="T13">Reindriftsloven § 38</text:span></text:p>
      <text:p text:style-name="P6"/>
      <text:p text:style-name="P10"><text:span text:style-name="T9">Saken berører spesielt hvordan reindriftsloven § 38 begrenser </text:span>merkeforvalternes<text:span text:style-name="T9"> m</text:span>yndigheten til godkjenne eller forkaste omsøkte merker. Reindriftsloven<text:span text:style-name="T9"> er</text:span> skrevet på norsk og seinere oversatt til samisk. Retten må derfor bruke den norske teksten når loven skal tolkes. På norsk er teksten slik: <text:s/></text:p>
      <text:p text:style-name="P6"/>
      <text:p text:style-name="P10"><text:span text:style-name="T12">Reinmerket skal ha en slik form at forveksling eller misbruk ikke kan finne sted. Merkenemnda skal, under ivaretakelse av hensynet til velordnet reindrift, søke å bevare tradisjonell bruk og utforming av reinmerker, blant annet skal tradisjonelle familiemerker søkes bevart for familien. </text:span></text:p>
      <text:p text:style-name="P9"/>
      <text:p text:style-name="P10"><text:span text:style-name="T9">Den samiske er oversettelsen slik ( offentligjort i regjeringen.no):</text:span></text:p>
      <text:p text:style-name="P6"><text:soft-page-break/></text:p>
      <text:p text:style-name="P10"><text:span text:style-name="T12">Mearka galgá leat dakkár ahte ii sáhte seahkánit dahje boastut geavahuvvot. Mearkalávdegoddi galgá, dohkálaš boazodoalu vuhtii válddidettiin, doalahit mearkkaid árbevirolaš hámis ja geavaheamis, earret eará doalahit soga árbevirolaš mearkaoali.</text:span><text:span text:style-name="T9"> </text:span></text:p>
      <text:p text:style-name="P6"/>
      <text:p text:style-name="P10"><text:span text:style-name="T9">Retten mener at den samiske oversettelsen, som reindriftsadministrasjonen har brukt i denne saken, ikke er samme som i den norske lovteksten. De norske ordnene </text:span><text:span text:style-name="T12">søke å <text:s/></text:span><text:span text:style-name="T9">gir vanligvis flere tolkingsmuligheter enn tekst uten disse ordene, slik som det er skrevet i den samiske teksten: </text:span><text:span text:style-name="T12">galgá doalahit. </text:span><text:span text:style-name="T9">Den samme forskjellen er i siste avsnitt, når </text:span><text:span text:style-name="T12">søkes bevart </text:span><text:span text:style-name="T9">er oversatt uten vurderingsmulighet for <text:s/></text:span><text:span text:style-name="T12">doalahit. </text:span><text:span text:style-name="T9">I siste avsnitt er dessuten </text:span><text:span text:style-name="T12">familimerker </text:span><text:span text:style-name="T9">oversatt med </text:span><text:span text:style-name="T12">mearkaoalli, </text:span><text:span text:style-name="T9">som også i den samiske teksten er uteblitt som viktig bevart i familien.</text:span></text:p>
      <text:p text:style-name="P6"/>
      <text:p text:style-name="P10"><text:span text:style-name="T9">I den norske lovteksten forstår man helhetlig at merkeforvalterne skal først og fremst vurdere om det omsøkte merket kan sammenblandes eller brukes feil. Å beholde den tradisjonelle formen og slektas mearkaoalli er også intensjonen, men hvis merket kan sammenblandes eller brukes feil, kan søknaden avslås.</text:span></text:p>
      <text:p text:style-name="P6"/>
      <text:p text:style-name="P10"><text:span text:style-name="T9">I den samiske oversettelsen kan man derimot forstå det slik at ved å beholde tradisjonen begrenser merkeforvalternes fullmakt, på den måten at slekters mearkaoalli bør ivaretas og at slekta til en viss grad skal kunne forvalte egen mearkaoalli.</text:span></text:p>
      <text:p text:style-name="P6"/>
      <text:p text:style-name="P10"><text:span text:style-name="T9">Selv om retten skal tolke de norske lovordene, og ikke den samiske oversettelsen, så forårsaker forskjellene tvil, foreksempel hvordan merkeforvalterne har tolket og brukt loven, som i seg selv påvirker hvordan loven skal tolkes.</text:span></text:p>
      <text:p text:style-name="P6"/>
      <text:p text:style-name="P10"><text:span text:style-name="T9">I forarbeidet til lovens saksbehandling ( NOU 2001:35 og Od.prp. nr 25 (2006-2007) er det forklart blandt annet hvordan mearkaoalli blir utformet, og på hvilken måte småsnitt utgjør forskjeller. Forklaringen viser til at det er lov å gjøre ulike endringer med småsnitt.</text:span> Og når luddestat er definert som småsnitt (sm<text:span text:style-name="T9">ávvasátni), så kan det se ut til at bruken av luddestat er noe som merkeforvaltere ikke skal blande seg opp i. </text:span></text:p>
      <text:p text:style-name="P6"/>
      <text:p text:style-name="P10"><text:span text:style-name="T9">På den andre siden så påpeker NOU 35 at det er nødvendig å utforme rettningslinjer, slik som § 38 siste ledd tillater merkeforvaltere å gjøre. Dette viser at merkeforvaltere selv har m</text:span>y<text:span text:style-name="T9">ndighet til </text:span>å utforme regler, som igjen fører til at de har et bredt vurderingsmonn når de forvalter merkesaker. Når det skrives at merkeforvalterne også kan vurdere hvordan omsøkt merke forandrer merkets hovedinntrykk, da forstår retten fullstendig NOU 35 og Od.25 at merkeforvalterne har bredt vurderingsmulighet.</text:p>
      <text:p text:style-name="P10"/>
      <text:p text:style-name="P10"><text:span text:style-name="T9">Reindriftsadministrasjonen har ikke vedtatt rettsningslinjer slik det hadde vært mulig i forhold til § 38, med det finnes forslag som er utarbeidet allerede i 2007.</text:span></text:p>
      <text:p text:style-name="P6"/>
      <text:p text:style-name="P10"><text:span text:style-name="T9">Her er det grundige definisjoner hvordan luddestat deffineres som småsnitt. Det betyr at luddestat ikke kan utgjøre mearkaoali. Det er i tillegg skrevet slik:</text:span></text:p>
      <text:p text:style-name="P6"/>
      <text:p text:style-name="P10"><text:span text:style-name="T9">"Mangel på váldosániid, nærmere bestemt geaigut, og mangelen på smávvasániid, nærmere bestemt jalgat, utgjør mearkaoali."</text:span></text:p>
      <text:p text:style-name="P6"/>
      <text:p text:style-name="P10"><text:span text:style-name="T9">Slik det er nevnt tidligere, er det to ulike meninger i forhold til bet</text:span>y<text:span text:style-name="T9">dningen av luddestat.</text:span></text:p>
      <text:p text:style-name="P10"><text:span text:style-name="T9">I forslag til reglene så kan det t</text:span>yde at saksøkers mening er styrket i hvordan luddestat og merke uten luddestat ikke utgjør mearkaoali. Retten undrer likevel hvordan <text:span text:style-name="T9">andre </text:span>merke<text:span text:style-name="T9">r</text:span> uten sm<text:span text:style-name="T9">ávvasánit likevell utgjør oali, n</text:span>ærmere bestemt<text:span text:style-name="T9"> jalgat.</text:span></text:p>
      <text:p text:style-name="P6"/>
      <text:p text:style-name="P10"><text:span text:style-name="T9">Det er selfølgelig troverdig at forslag til regler tegner et ganske godt bilde av merkeforvalternes rutiner, slik saksøkernes påstand er. Det er likevell ikke grunnlag til å overse forklarinegen til Somb</text:span>y <text:span text:style-name="T9">og Bongo at luddestat er et meget viktig snitt og merke uten luddestat vil fravike meget fra morens merke. Bongo mente at man på den måten kan skille barnet helt fra mearkaoalli. Han mente at et slik avvik er godkjent hvis meakaoalli er full, og da passer det ikke seinere å gi sitt eget merke til en av barna. Retten tilføyer at formelt er det mulig å arve merke, slik kriteriene i §38 tredje ledd forutsetter.</text:span></text:p>
      <text:p text:style-name="P6"/>
      <text:p text:style-name="P10"><text:soft-page-break/><text:span text:style-name="T9">Retten har kontrollert andre lignednde saker, som saksøker viser til. Retten mener <text:s/>at det ikke er </text:span>tydelig <text:span text:style-name="T9"><text:s/>praksis </text:span>å<text:span text:style-name="T9"> godkjenne merkesøknad som ligner på saksøkers søknad. Retten påpeker at de nevnte saker ikke berører lignende saker, nemlig betydningen av luddesat.</text:span></text:p>
      <text:p text:style-name="P10"><text:span text:style-name="T9">I de fleste saker er merkefravik godkjent med det argumentet at mearkaoalli er fullt.</text:span></text:p>
      <text:p text:style-name="P6"/>
      <text:p text:style-name="P10"><text:span text:style-name="T9">Når retten vurderer bevisene helhetlig, så er det mer troverdig at det ikke er administrativt praksis å ikke vurdere hvordan luddestat snitt eller mangelen på luddestat snitt påvirker sammenblanding av merket. </text:span></text:p>
      <text:p text:style-name="P6"/>
      <text:p text:style-name="P10"><text:span text:style-name="T9">Det er ikke bekreftet hvordan merkeforvalternes behandling ellers bryter med tradisjoner. Det finnes sedvaner hvordan man kan gi merke i gave eller hvordan slekta kan enes om bruken av tidligere generasjoners merker, hvis omsøkt merke ikke sammenblandes eller blir brukt feil, slik som Karen Marie Buljo Eira forklarte. Men selv om tidligere merkestamme er brukt, så har søker utformet ny merke i denne sak. Det er ikke bekreftet tradisjon i forhold til dette tilfelllet.</text:span></text:p>
      <text:p text:style-name="P6"/>
      <text:p text:style-name="P10"><text:span text:style-name="T9">Slik som retten vurderer tradisjonell og administrativt praksis, så er det ikke grunnlag å vurdere i forholde til § 38 at merkeforvalter har brutt loven i denne saken </text:span></text:p>
      <text:p text:style-name="P6"/>
      <text:p text:style-name="P6"/>
      <text:p text:style-name="P10"><text:span text:style-name="T13">Fullt mearkaoalli</text:span></text:p>
      <text:p text:style-name="P6"/>
      <text:p text:style-name="P10"><text:span text:style-name="T9">Saksøkerne har i sin sluttinnlegg påstått at deres <text:s/>mearkaoalli er fullt, og at merkeforvalterne burde vurdert dette. Retten kan ikke se at saksøkerne har fremmet et slikt påstand. Derfor mener retten at det ikke var grunnlag å spørre ut vitner og ellers vurdere bevis i forhold til det at mearkaoalli er fullt. </text:span></text:p>
      <text:p text:style-name="P6"/>
      <text:p text:style-name="P10"><text:span text:style-name="T9">Retten tilføyer at påstanden betinger at luddestat forandrer mearkaoali, som er noe annet enn det saksøkerne har påstått prinsippielt.</text:span></text:p>
      <text:p text:style-name="P6"/>
      <text:p text:style-name="P10"><text:span text:style-name="T9">Leder i klagenemnda, Leif Anders Somby forklarte at de ikke har forstått søknaden slik at mearkaoalli er fullt. De har derfor ikke spesielt vurdert søknaden på bakgrunn av dette argumentet.</text:span></text:p>
      <text:p text:style-name="P6"/>
      <text:p text:style-name="P10"><text:span text:style-name="T9">Hvis mearkaoalli blir fullt, så er det klart at loven gir mulighet til å søke merke som viker fra foreldrenes merke. Da er det mulig å gjøre tydligere forandringer, også med hovedsnitt. Når det ikke er påstått tidlige, da er det mulig å komme med ny søknad på grunnlag av dette. Retten mener likevel at mearkaoalli i denne saken ikke er i øyefallende fullt og at merkeforvalterne har ikke gjort mangelfull saksbehandling.</text:span></text:p>
      <text:p text:style-name="P6"/>
      <text:p text:style-name="P10"><text:span text:style-name="T9">Restultatet blir at sakens saksøkte,</text:span><text:span text:style-name="T15"> </text:span><text:span text:style-name="T9">staten frifinnes.</text:span></text:p>
      <text:p text:style-name="P6"/>
      <text:p text:style-name="P6"/>
      <text:p text:style-name="P10"><text:span text:style-name="T13">Saksomkostninger</text:span></text:p>
      <text:p text:style-name="P6"/>
      <text:p text:style-name="P10"><text:span text:style-name="T9">Retten har vedtatt saken med tvil, spesilet på grunn av at i forslag til retningslinjer i saksbehandlingen skrives det at luddesta er smávvasátni. I henhold til disse regler hadde det vært mulig å godkjenne merkesøknaden. Først i hovedforhandlingen ble det klart at merkeforvalterne ikke har fulgt foreslåtte retningslinjer. Når bet</text:span>y<text:span text:style-name="T9">dningen av luddesrtatsátni har v</text:span>æ<text:span text:style-name="T9">rt sakens hovedspørsmål, brukes tvistelovens § 20-2 (3)b, der det kommer frem at tapende part ikke trenger å dekke saksomkostninger. </text:span></text:p>
      <text:p text:style-name="P6"><text:soft-page-break/></text:p>
      <text:p text:style-name="P10"><text:span text:style-name="T9">Merkeforvaltnernes vedtekter er ikke tidligere anket til retten og saken er derfor spesiell. Reinmerke er veldig viktig i reindrifta, derfor er det rimelig at reineier i denne saken og i denne forbindelsen ikke trenger å dekke statens saksomkostninger, jf. Tvisteloven §20-2 (3)b.</text:span></text:p>
      <text:p text:style-name="P20"/>
      <text:p text:style-name="P21"><text:span text:style-name="T11">DOMSSLUTNING:</text:span></text:p>
      <text:p text:style-name="P6"/>
      <text:p text:style-name="P10"><text:span text:style-name="T9">1.<text:tab/>Staten, ved Landbruks- og matdepartamentet frifinnes.</text:span></text:p>
      <text:p text:style-name="P10"><text:span text:style-name="T9">2.<text:tab/>Hver av partene dekker egne utgifter. </text:span></text:p>
      <text:p text:style-name="P6"/>
      <text:p text:style-name="P6"/>
      <text:p text:style-name="P6"/>
      <text:p text:style-name="P6"/>
      <text:p text:style-name="P10"><field:fieldmark-start text:name="Bookmark1" field:type="vnd.oasis.opendocument.field.UNHANDLED"><field:param field:name="vnd.oasis.opendocument.field.code" field:value=""/></field:fieldmark-start><field:fieldmark-end/><text:span text:style-name="T9"><text:s text:c="3"/></text:span></text:p>
      <text:p text:style-name="P13"><text:span text:style-name="T9">Retten avsluttes</text:span></text:p>
      <text:p text:style-name="P6"/>
      <text:p text:style-name="P7"/>
      <text:p text:style-name="P7"/>
      <table:table table:name="Table11" table:style-name="Table11">
        <table:table-column table:style-name="Table11.A"/>
        <table:table-column table:style-name="Table11.B" table:number-columns-repeated="2"/>
        <table:table-row table:style-name="Table11.1">
          <table:table-cell table:style-name="Table11.A1" office:value-type="string">
            <text:p text:style-name="P10"><text:span text:style-name="T9"><text:user-defined style:data-style-name="N0" text:name="HFDommer2"> </text:user-defined></text:span></text:p>
          </table:table-cell>
          <table:table-cell table:style-name="Table11.A1" office:value-type="string">
            <text:p text:style-name="P13"><text:span text:style-name="T9"><text:user-defined style:data-style-name="N0" text:name="HFDommer1">Finn-Arne Schanche Selfors</text:user-defined></text:span></text:p>
          </table:table-cell>
          <table:table-cell table:style-name="Table11.A1" office:value-type="string">
            <text:p text:style-name="P14"><text:span text:style-name="T9"><text:user-defined style:data-style-name="N0" text:name="HFDommer3"> </text:user-defined></text:span></text:p>
          </table:table-cell>
        </table:table-row>
      </table:table>
      <text:p text:style-name="P6"/>
      <text:p text:style-name="P6"/>
      <text:p text:style-name="P6"/>
      <text:p text:style-name="P10"><text:span text:style-name="T9">Rettningslinger for anke i sivile saker følger vedlagt. </text:span></text:p>
      <text:p text:style-name="Standard"/>
      <text:p text:style-name="BrødtekstAvg"/>
      <text:p text:style-name="BrødtekstAvg"/>
      <text:p text:style-name="BrødtekstAvg"/>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nb" fo:country="NO" style:letter-kerning="false" style:font-name-asian="F" style:font-size-asian="11pt" style:language-asian="nb" style:country-asian="NO"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Calibri" fo:font-size="12pt" fo:language="nb" fo:country="NO" style:letter-kerning="false" style:font-name-asian="F" style:font-size-asian="11pt" style:language-asian="nb" style:country-asian="NO"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fo:hyphenation-ladder-count="no-limit"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fo:hyphenate="false" fo:hyphenation-push-char-count="2" loext:hyphenation-no-caps="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635cm" fo:margin-bottom="0cm" loext:contextual-spacing="false" fo:line-height="150%" fo:text-align="center" style:justify-single-word="false" fo:keep-together="always" fo:keep-with-next="always"/>
      <style:text-properties fo:letter-spacing="0.176cm" fo:font-weight="bold" style:font-weight-asian="bold"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Heading_20_2" style:next-style-name="Standard" style:default-outline-level="3" style:list-style-name="" style:class="text">
      <style:paragraph-properties fo:margin-top="1.058cm" fo:margin-bottom="0.423cm" loext:contextual-spacing="false" fo:line-height="200%" fo:text-align="center" style:justify-single-word="false" fo:keep-together="always"/>
      <style:text-properties fo:font-size="12pt" fo:font-style="normal" style:font-size-asian="12pt" style:font-style-asian="normal" style:font-size-complex="12pt" style:font-style-complex="normal"/>
    </style:style>
    <style:style style:name="Heading_20_4" style:display-name="Heading 4" style:family="paragraph" style:parent-style-name="Standard" style:next-style-name="Standard" style:default-outline-level="4" style:list-style-name="" style:class="text">
      <style:paragraph-properties fo:text-align="center" style:justify-single-word="false" fo:keep-with-next="always"/>
    </style:style>
    <style:style style:name="Heading_20_5" style:display-name="Heading 5" style:family="paragraph" style:parent-style-name="Standard" style:next-style-name="Standard" style:default-outline-level="5" style:list-style-name="" style:class="text">
      <style:paragraph-properties fo:line-height="150%" fo:keep-with-next="always"/>
      <style:text-properties style:font-name="Arial" fo:font-family="Arial" style:font-family-generic="roman" style:font-pitch="variable" fo:font-size="14pt" style:font-size-asian="14pt" style:font-name-complex="Arial1" style:font-family-complex="Arial" style:font-family-generic-complex="system" style:font-pitch-complex="variable" style:font-size-complex="14pt"/>
    </style:style>
    <style:style style:name="FørsteSideLinje"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HilsenDommer" style:family="paragraph" style:default-outline-level="">
      <style:paragraph-properties fo:margin-top="0.635cm" fo:margin-bottom="0cm" loext:contextual-spacing="false" fo:line-height="100%" fo:text-align="center" style:justify-single-word="false" fo:keep-together="always" fo:orphans="2" fo:widows="2" fo:keep-with-next="always"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Footer" style:family="paragraph" style:parent-style-name="Standard" style:default-outline-level="" style:class="extra">
      <style:paragraph-properties fo:keep-together="always" fo:padding-left="0cm" fo:padding-right="0cm" fo:padding-top="0.212cm" fo:padding-bottom="0cm" fo:border-left="none" fo:border-right="none" fo:border-top="0.51pt solid #000000" fo:border-bottom="none" fo:keep-with-next="always">
        <style:tab-stops>
          <style:tab-stop style:position="8.001cm" style:type="center"/>
          <style:tab-stop style:position="15.503cm" style:type="right"/>
        </style:tab-stops>
      </style:paragraph-properties>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ToppEmbete" style:family="paragraph" style:parent-style-name="Standard" style:next-style-name="Standard" style:default-outline-level="">
      <style:paragraph-properties fo:text-align="center" style:justify-single-word="false"/>
      <style:text-properties fo:text-transform="uppercase" fo:font-size="14pt" fo:font-weight="bold" style:font-size-asian="14pt" style:font-weight-asian="bold" style:font-size-complex="14pt" style:font-weight-complex="bold"/>
    </style:style>
    <style:style style:name="SvartFelt" style:family="paragraph" style:auto-update="true" style:default-outline-level="">
      <style:paragraph-properties fo:margin-top="0.635cm" fo:margin-bottom="0cm" loext:contextual-spacing="false" fo:line-height="100%" fo:text-align="start" style:justify-single-word="false" fo:keep-together="always" fo:orphans="2" fo:widows="2" fo:padding="0cm" fo:border-left="none" fo:border-right="none" fo:border-top="none" fo:border-bottom="2.24pt solid #000000" style:writing-mode="lr-tb"/>
      <style:text-properties fo:text-transform="uppercase" style:font-name="Arial" fo:font-family="Arial" style:font-family-generic="roman" style:font-pitch="variable" fo:font-size="12pt" fo:font-weight="bold" fo:background-color="#000000" style:font-size-asian="12pt" style:font-weight-asian="bold" style:font-name-complex="Arial1" style:font-family-complex="Arial" style:font-family-generic-complex="system" style:font-pitch-complex="variable" style:font-size-complex="12pt" style:font-weight-complex="bold"/>
    </style:style>
    <style:style style:name="TabellTekst" style:family="paragraph" style:parent-style-name="Standard" style:default-outline-level="">
      <style:paragraph-properties fo:line-height="120%"/>
    </style:style>
    <style:style style:name="Tabelltekst" style:family="paragraph" style:default-outline-level="">
      <style:paragraph-properties fo:margin-top="0cm" fo:margin-bottom="0cm" loext:contextual-spacing="false" fo:line-height="100%" fo:text-align="start" style:justify-single-word="false" fo:orphans="2" fo:widows="2" style:writing-mode="lr-tb"/>
      <style:text-properties style:font-name="Arial" fo:font-family="Arial" style:font-family-generic="roman" style:font-pitch="variable" fo:font-size="12pt" style:font-size-asian="12pt" style:language-asian="en" style:country-asian="US" style:font-name-complex="Arial1" style:font-family-complex="Arial" style:font-family-generic-complex="system" style:font-pitch-complex="variable" style:font-size-complex="12pt"/>
    </style:style>
    <style:style style:name="s_20_l_20_u_20_t_20_n_20_i_20_n_20_g" style:display-name="s l u t n i n g" style:family="paragraph" style:default-outline-level="">
      <style:paragraph-properties fo:margin-top="0.212cm" fo:margin-bottom="0.212cm" loext:contextual-spacing="false" fo:line-height="100%" fo:text-align="center" style:justify-single-word="false" fo:orphans="2" fo:widows="2" style:writing-mode="lr-tb"/>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font-weight-complex="bold"/>
    </style:style>
    <style:style style:name="FørstesideMot" style:family="paragraph" style:default-outline-level="">
      <style:paragraph-properties fo:margin-top="0.423cm" fo:margin-bottom="0.423cm" loext:contextual-spacing="false" fo:line-height="100%" fo:text-align="start" style:justify-single-word="false" fo:orphans="2" fo:widows="2" style:writing-mode="lr-tb"/>
      <style:text-properties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font-weight-complex="bold"/>
    </style:style>
    <style:style style:name="BrødtekstAvg" style:family="paragraph" style:default-outline-level="">
      <style:paragraph-properties fo:margin-top="0cm" fo:margin-bottom="0cm" loext:contextual-spacing="false" fo:line-height="120%" fo:text-align="start" style:justify-single-word="false" fo:orphans="2" fo:widows="2"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Retten_20_hevet" style:display-name="Retten hevet" style:family="paragraph" style:parent-style-name="BrødtekstAvg" style:default-outline-level="">
      <style:paragraph-properties fo:text-align="center" style:justify-single-word="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Overskrift_20_1_20_Tegn" style:display-name="Overskrift 1 Tegn" style:family="text" style:parent-style-name="Default_20_Paragraph_20_Font">
      <style:text-properties style:font-name="Cambria" fo:font-family="Cambria" style:font-family-generic="roman" style:font-pitch="variable" fo:font-size="16pt" fo:font-weight="bold" style:letter-kerning="true"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Overskrift_20_2_20_Tegn" style:display-name="Overskrift 2 Tegn" style:family="text" style:parent-style-name="Default_20_Paragraph_20_Font">
      <style:text-properties style:font-name="Cambria" fo:font-family="Cambria" style:font-family-generic="roman" style:font-pitch="variable" fo:font-size="14pt" fo:font-style="italic" fo:font-weight="bold" style:font-name-asian="F" style:font-family-generic-asian="system" style:font-pitch-asian="variable" style:font-size-asian="14pt" style:font-style-asian="italic" style:font-weight-asian="bold" style:font-name-complex="F" style:font-family-generic-complex="system" style:font-pitch-complex="variable" style:font-size-complex="14pt" style:font-style-complex="italic" style:font-weight-complex="bold"/>
    </style:style>
    <style:style style:name="Overskrift_20_3_20_Tegn" style:display-name="Overskrift 3 Tegn" style:family="text" style:parent-style-name="Default_20_Paragraph_20_Font">
      <style:text-properties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Overskrift_20_4_20_Tegn" style:display-name="Overskrift 4 Tegn" style:family="text" style:parent-style-name="Default_20_Paragraph_20_Font">
      <style:text-properties fo:font-size="14pt" fo:font-weight="bold" style:font-size-asian="14pt" style:font-weight-asian="bold" style:font-size-complex="14pt" style:font-weight-complex="bold"/>
    </style:style>
    <style:style style:name="Overskrift_20_5_20_Tegn" style:display-name="Overskrift 5 Tegn"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Topptekst_20_Tegn" style:display-name="Topptekst Tegn" style:family="text" style:parent-style-name="Default_20_Paragraph_20_Fon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Bunntekst_20_Tegn" style:display-name="Bunntekst Tegn" style:family="text" style:parent-style-name="Default_20_Paragraph_20_Fon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Bobletekst_20_Tegn" style:display-name="Bobletekst Teg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Times New Roman1" style:font-family-asian="'Times New Roman'" style:font-family-generic-asian="system" style:font-pitch-asian="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text:list-level-style-bullet>
      <text:list-level-style-bullet text:level="2" text:style-name="ListLabel_20_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9"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7"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oppEmbete">
      <style:paragraph-properties fo:margin-top="0cm" fo:margin-bottom="0.212cm" loext:contextual-spacing="false"/>
    </style:style>
    <style:style style:name="MP2" style:family="paragraph">
      <loext:graphic-properties draw:fill="solid" draw:fill-color="#ffffff"/>
      <style:paragraph-properties fo:text-align="center"/>
      <style:text-properties fo:font-size="18pt"/>
    </style:style>
    <style:style style:name="MT1" style:family="text">
      <style:text-properties fo:language="en" fo:country="US" fo:font-weight="bold" style:font-weight-asian="bold" style:font-weight-complex="bold"/>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Graphics">
      <style:graphic-properties draw:stroke="none" svg:stroke-width="0cm" draw:fill="solid" draw:fill-color="#ffffff" draw:textarea-vertical-align="top" draw:auto-grow-height="false" fo:min-height="12.469cm" fo:min-width="0.303cm" fo:padding-top="0cm" fo:padding-bottom="0cm" fo:padding-left="0cm" fo:padding-right="0cm" fo:wrap-option="wrap" fo:margin-left="0.009cm" fo:margin-right="0.007cm" fo:margin-top="0.004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cm" fo:margin-bottom="1cm" fo:margin-left="3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style:page-layout style:name="Mpm2">
      <style:page-layout-properties fo:page-width="21.001cm" fo:page-height="29.7cm" style:num-format="1" style:print-orientation="portrait" fo:margin-top="1cm" fo:margin-bottom="1cm" fo:margin-left="3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1cm" style:dynamic-spacing="true"/>
      </style:header-style>
      <style:footer-style>
        <style:header-footer-properties fo:min-height="1.501cm" fo:margin-left="0cm" fo:margin-right="0cm" fo:margin-top="1.401cm" style:dynamic-spacing="true"/>
      </style:footer-style>
    </style:page-layout>
    <number:number-style style:name="N0">
      <number:number number:min-integer-digits="1"/>
    </number:number-style>
  </office:automatic-styles>
  <office:master-styles>
    <style:master-page style:name="Standard" style:page-layout-name="Mpm1">
      <style:footer>
        <text:p text:style-name="Footer"><text:tab/>- <text:page-number text:select-page="current">10</text:page-number><text:s/>-<text:tab/><text:user-defined style:data-style-name="N0" text:name="SaksnummerLang">14-106945TVI-INFI</text:user-defined></text:p>
      </style:footer>
    </style:master-page>
    <style:master-page style:name="First_20_Page" style:display-name="First Page" style:page-layout-name="Mpm2" style:next-style-name="Standard">
      <style:header>
        <text:p text:style-name="MP1"><draw:frame draw:style-name="Mfr1" draw:name="Picture 2" text:anchor-type="as-char" svg:width="1.503cm" svg:height="2.604cm" draw:z-index="2"><draw:image xlink:href="../../../../../C:/dev/main/TemplatesLovisa/MalerFiresifret/riksvaapen_1d.tif" xlink:type="simple" xlink:show="embed" xlink:actuate="onLoad"/><svg:desc>riksvaapen_1d.tif</svg:desc></draw:frame><text:line-break/><text:line-break/><text:user-defined style:data-style-name="N0" text:name="Embete">Sis-Finnmárkku diggegoddi - Indre Finnmark tingrett</text:user-defined><text:line-break/></text:p>
      </style:header>
      <style:footer>
        <text:p text:style-name="Footer"><draw:custom-shape text:anchor-type="paragraph" draw:z-index="1" draw:name="Text Box 1" draw:style-name="Mgr1" draw:text-style-name="MP2" svg:width="0.302cm" svg:height="12.468cm" svg:x="-2.409cm" svg:y="-12.151cm"><svg:desc>Text Box: LOVISA  dokument: 00 BrevBasis.dot  Mal: Normal.dot</svg:desc><text:p text:style-name="Frame_20_contents"/><draw:enhanced-geometry svg:viewBox="0 0 0 0" draw:text-areas="0 0 ?f3 ?f2" draw:text-rotate-angle="-270"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1"><text:user-defined style:data-style-name="N0" text:name="DokOffentlighet"> </text:user-defined></text:span></text:p>
        <text:p text:style-name="Footer"><text:span text:style-name="MT1"><text:user-defined style:data-style-name="N0" text:name="DokOffentligHjemmel">  </text:user-defined></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965-Avgjoerelse</dc:title>
    <meta:initial-creator>Thomas Bech Pettersen</meta:initial-creator>
    <dc:creator>Selfors, Finn Arne Schanche</dc:creator>
    <meta:editing-cycles>2</meta:editing-cycles>
    <meta:print-date>2015-11-02T13:28:00</meta:print-date>
    <meta:creation-date>2019-02-06T08:24:00</meta:creation-date>
    <dc:date>2019-02-06T08:24:00</dc:date>
    <meta:editing-duration>PT1M</meta:editing-duration>
    <meta:generator>LibreOffice/6.4.6.2$Linux_X86_64 LibreOffice_project/40$Build-2</meta:generator>
    <meta:document-statistic meta:table-count="11" meta:image-count="1" meta:object-count="0" meta:page-count="10" meta:paragraph-count="126" meta:word-count="3504" meta:character-count="23013" meta:non-whitespace-character-count="19541"/>
    <meta:user-defined meta:name="AppVersion">16.0000</meta:user-defined>
    <meta:user-defined meta:name="Company">Computas AS</meta:user-defined>
    <meta:user-defined meta:name="DocSecurity" meta:value-type="float">4</meta:user-defined>
    <meta:user-defined meta:name="DokOffentligHjemmel">  </meta:user-defined>
    <meta:user-defined meta:name="DokOffentlighet" meta:value-type="string"> </meta:user-defined>
    <meta:user-defined meta:name="Embete" meta:value-type="string">Sis-Finnmárkku diggegoddi - Indre Finnmark tingrett</meta:user-defined>
    <meta:user-defined meta:name="HFDommer1" meta:value-type="string">Finn-Arne Schanche Selfors</meta:user-defined>
    <meta:user-defined meta:name="HFDommer2" meta:value-type="string"> </meta:user-defined>
    <meta:user-defined meta:name="HFDommer3" meta:value-type="string"> </meta:user-defined>
    <meta:user-defined meta:name="HasSkjoennsmenn" meta:value-type="string">false</meta:user-defined>
    <meta:user-defined meta:name="HovedforhDommerTabell.navn" meta:value-type="string">Finn-Arne Schanche Selfors</meta:user-defined>
    <meta:user-defined meta:name="HovedforhDommerTabell.tittel" meta:value-type="string">Sorenskriver</meta:user-defined>
    <meta:user-defined meta:name="HyperlinksChanged" meta:value-type="boolean">false</meta:user-defined>
    <meta:user-defined meta:name="IsKravDependentTemplate" meta:value-type="string">false</meta:user-defined>
    <meta:user-defined meta:name="LinksUpToDate" meta:value-type="boolean">false</meta:user-defined>
    <meta:user-defined meta:name="MotpartTabellKrav2Kol.Advokat" meta:value-type="string"> </meta:user-defined>
    <meta:user-defined meta:name="MotpartTabellKrav2Kol.Part" meta:value-type="string"> </meta:user-defined>
    <meta:user-defined meta:name="MotpartTabellSak2Kol.Advokat" meta:value-type="string">advokatfullmektig Mari Sund Morken</meta:user-defined>
    <meta:user-defined meta:name="MotpartTabellSak2Kol.Part" meta:value-type="string">Landbruks og Matdepartementet</meta:user-defined>
    <meta:user-defined meta:name="PartTabellKrav2Kol.Advokat" meta:value-type="string"> </meta:user-defined>
    <meta:user-defined meta:name="PartTabellKrav2Kol.Part" meta:value-type="string"> </meta:user-defined>
    <meta:user-defined meta:name="PartTabellSak2Kol.Advokat" meta:value-type="string">Advokat Per Arve Amundsenv/advokatfullmektig Nils Mikkelsen Utsi</meta:user-defined>
    <meta:user-defined meta:name="PartTabellSak2Kol.Part" meta:value-type="string">Mikkel Nils Mikkelsen Sara</meta:user-defined>
    <meta:user-defined meta:name="RettsbokSted" meta:value-type="string"> </meta:user-defined>
    <meta:user-defined meta:name="RettsmoeteSted" meta:value-type="string"> </meta:user-defined>
    <meta:user-defined meta:name="SakAvgjoerelsesDato" meta:value-type="string"> </meta:user-defined>
    <meta:user-defined meta:name="SakAvgjoerelsesType" meta:value-type="string"> </meta:user-defined>
    <meta:user-defined meta:name="SakDommerNavn" meta:value-type="string">Finn-Arne Schanche Selfors</meta:user-defined>
    <meta:user-defined meta:name="SakDommerTittel" meta:value-type="string">Sorenskriver</meta:user-defined>
    <meta:user-defined meta:name="SaksnummerLang" meta:value-type="string">14-106945TVI-INFI</meta:user-defined>
    <meta:user-defined meta:name="SaksnummerListeFellesBehandling" meta:value-type="string">14-106945TVI-INFI</meta:user-defined>
    <meta:user-defined meta:name="Saksomraade" meta:value-type="string">Ugyldighet - Klagenemndas vedtak om ikke å godta omsøkt reinmerke</meta:user-defined>
    <meta:user-defined meta:name="ScaleCrop" meta:value-type="boolean">false</meta:user-defined>
    <meta:user-defined meta:name="ShareDoc" meta:value-type="boolean">false</meta:user-defined>
    <meta:user-defined meta:name="SkjoennsmannsTabell.Navn" meta:value-type="string"> </meta:user-defined>
    <meta:template xlink:type="simple" xlink:actuate="onRequest" xlink:title="Normal.dotm" xlink:href=""/>
  </office:meta>
</office:document-meta>
</file>